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96.3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1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Sistema</text:p>
          </table:table-cell>
          <table:covered-table-cell table:number-columns-repeated="3" table:style-name="ce38"/>
          <table:covered-table-cell table:style-name="ce43"/>
          <table:table-cell/>
          <table:table-cell table:style-name="ce33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/>
          <table:table-cell table:style-name="ce37" office:value-type="float" office:value="2" calcext:value-type="float">
            <text:p>2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33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table-cell table:style-name="ce33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38"/>
          <table:covered-table-cell table:style-name="ce43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38"/>
          <table:covered-table-cell table:style-name="ce43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38"/>
          <table:covered-table-cell table:style-name="ce43"/>
          <table:table-cell/>
          <table:table-cell table:style-name="ce33" office:value-type="string" calcext:value-type="string" table:number-columns-spanned="5" table:number-rows-spanned="2">
            <text:p>ECU:InicioSesion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5:58:58.1840434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19T15:59:44.619803055</dc:date>
    <meta:editing-duration>PT3H29M57S</meta:editing-duration>
    <meta:editing-cycles>16</meta:editing-cycles>
    <meta:generator>LibreOffice/6.2.7.1$Linux_X86_64 LibreOffice_project/20$Build-1</meta:generator>
    <meta:document-statistic meta:table-count="1" meta:cell-count="134" meta:object-count="0"/>
  </office:meta>
</office:document-meta>
</file>